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37mm"/>
    </style:style>
    <style:style style:name="co2" style:family="table-column">
      <style:table-column-properties fo:break-before="auto" style:column-width="156.63mm"/>
    </style:style>
    <style:style style:name="co3" style:family="table-column">
      <style:table-column-properties fo:break-before="auto" style:column-width="88.07mm"/>
    </style:style>
    <style:style style:name="co4" style:family="table-column">
      <style:table-column-properties fo:break-before="auto" style:column-width="30.97mm"/>
    </style:style>
    <style:style style:name="co5" style:family="table-column">
      <style:table-column-properties fo:break-before="auto" style:column-width="28.43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6.56mm" fo:break-before="auto" style:use-optimal-row-height="true"/>
    </style:style>
    <style:style style:name="ro4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Расходы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Этап</text:p>
          </table:table-cell>
          <table:table-cell office:value-type="string" calcext:value-type="string">
            <text:p>Команда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оздать проект реакт, можно в VSCode можно в git bush</text:p>
          </table:table-cell>
          <table:table-cell office:value-type="string" calcext:value-type="string">
            <text:p>npx create-react-app app na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Чистим проект. Удаляем ненужные файлы</text:p>
          </table:table-cell>
          <table:table-cell office:value-type="string" calcext:value-type="string">
            <text:p>App.css, App.test.js, logo.svg, setupTe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ри готовой верстке копируем верстку в App.j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ри работе с scss сделать npm i node-sass</text:p>
          </table:table-cell>
          <table:table-cell office:value-type="string" calcext:value-type="string">
            <text:p>npm i node-sass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При добавлении логотипов и картинок из фалйа их нужно импортировать</text:p>
          </table:table-cell>
          <table:table-cell office:value-type="string" calcext:value-type="string">
            <text:p>import logo from …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Всегда устанавливать нужные библиотеки, для каждого проекта отдельно</text:p>
          </table:table-cell>
          <table:table-cell office:value-type="string" calcext:value-type="string">
            <text:p>npm i react-router-dom; i node-sass; npm add classnames ; npm i antd; i axios; npm i redux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Устанавливае Redux, создаем пакпу в src Redux, создаем файл store и мпортируем Redux, store импортируем в index.js</text:p>
          </table:table-cell>
          <table:table-cell office:value-type="string" calcext:value-type="string">
            <text:p>https://www.youtube.com/redirect?event=live_chat&amp;redir_token=QUFFLUhqbFVQZU01TTBJSkF1bms0NDRQWHJqbkJxRnpZd3xBQ3Jtc0tuaUkwbVRNR0ZkMkllYnlLUEswbjUycXpLbGg1T0dsYlhLVVhUUlh4TmNkS2E4OWhtWURnVHV2Z25yYmZKeG9VTmE0M2xTY1hCM0VJVHpObEtveGl2dWtCb2s5Y0tGU2p0TV9xRWxEWVlOU2F1NnJkWQ&amp;q=https%3A%2F%2Fgithub.com%2Frajdee%2Fredux-in-russian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станавливаем React Redux, импортируем в index.js</text:p>
          </table:table-cell>
          <table:table-cell office:value-type="string" calcext:value-type="string">
            <text:p>npm i react-redux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Имопртируем хуки useSelector и useDispatch</text:p>
          </table:table-cell>
          <table:table-cell office:value-type="string" calcext:value-type="string">
            <text:p>dispatch передает объект в редакс, const dispatch = useDispatch(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далее в dispatch прокидываем экшен dispatch(setPizzas(data.pizzas);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Когда вытаскиваем через useSelector, через деструктуризацию вытаскиваем нужные данные, а не весь стейт. Тогда не будет лишних ререндеров</text:p>
          </table:table-cell>
          <table:table-cell office:value-type="string" calcext:value-type="string">
            <text:p>useSelector вытаскивает данные из state redux, принимает функцию, возвращает весь стей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st items = useSelector(({ pizzas }) =&gt; pizzas.items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st items = useSelector(state =&gt; state);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useSlector обозначать в родительском компоненте, можно и внутри у родителя, если очень глубоко прокидывать нужно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Еще коннет описать вместо хуков как работает Provider-connec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Когда не нужен ренер кос=мпоненты, используем для функции useCallback, для комопненты memo. Нужно функцию обернуть в useCallback, вторым параметром пустой массив. Для компоненты, нужно сделать что бы пропсы не менялись, функцию мы обернули в useCallback, и затем обернуть компоеннт в React.memo</text:p>
          </table:table-cell>
          <table:table-cell office:value-type="string" calcext:value-type="string">
            <text:p>const onSelectCategory = React.useCallback((index) =&gt; {dispatch(setCategory(index));}, []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Фейковый сервер для тестирования, Фильтрация, сортировка на бэкэнде</text:p>
          </table:table-cell>
          <table:table-cell office:value-type="string" calcext:value-type="string">
            <text:p><text:s/>https://github.com/typicode/json-server</text:p>
          </table:table-cell>
          <table:table-cell office:value-type="string" calcext:value-type="string">
            <text:p><text:a xlink:href="https://www.youtube.com/watch?v=X3cNlZcaD9I&amp;t=6730s" xlink:type="simple">https://www.youtube.com/watch?v=X3cNlZcaD9I&amp;t=6730s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Всю бизнес логику нужно переносить в редакс, делаем с помью Redux-thunk, <text:s/>перекидываем get запрос из App в экшен , pizzas</text:p>
          </table:table-cell>
          <table:table-cell/>
          <table:table-cell office:value-type="string" calcext:value-type="string">
            <text:p><text:a xlink:href="https://www.youtube.com/watch?v=Ix9iV72GMKg&amp;t=780s" xlink:type="simple">https://www.youtube.com/watch?v=Ix9iV72GMKg&amp;t=780s</text:a>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Устанавливаем библиотеку Redux-thunk</text:p>
          </table:table-cell>
          <table:table-cell office:value-type="string" calcext:value-type="string">
            <text:p>npm i redux-thun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Делаем импорт в store</text:p>
          </table:table-cell>
          <table:table-cell office:value-type="string" calcext:value-type="string">
            <text:p>import thunk from 'redux-thunk'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Подключение нескольклих мидлвор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Асинхронные экшены должен вернуть функцию, обычный экшен — объект.Синтаксис асинхроннного экшена</text:p>
          </table:table-cell>
          <table:table-cell office:value-type="string" calcext:value-type="string">
            <text:p>export const fetchPizzas = () =&gt; (dispatch) =&gt; {axios.get('http://localhost:3001/pizzas').then(({ data }) =&gt; {dispatch(setPizzas(data));});};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В самом App асинхронный экшен вызываем через dispatch,</text:p>
          </table:table-cell>
          <table:table-cell office:value-type="string" calcext:value-type="string">
            <text:p>useEffect(() =&gt; {</text:p>
            <text:p>    dispatch(fetchPizzas());</text:p>
            <text:p>  }, []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Имитация подгрузки, делаем с помощью библиотеки react-content-loader</text:p>
          </table:table-cell>
          <table:table-cell office:value-type="string" calcext:value-type="string">
            <text:p><text:a xlink:href="https://github.com/danilowoz/react-content-loader" xlink:type="simple">https://github.com/danilowoz/react-content-loader</text:a></text:p>
          </table:table-cell>
          <table:table-cell table:style-name="ce5" office:value-type="string" calcext:value-type="string">
            <text:p><text:span text:style-name="T1"><text:a xlink:href="https://www.youtube.com/watch?v=Ix9iV72GMKg&amp;t=2732s" xlink:type="simple">https://www.youtube.com/watch?v=Ix9iV72GMKg&amp;t=2732s</text:a></text:span><text:span text:style-name="T1"> </text:span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Для контроля данных в пропсах используем библиотеку PropTypes</text:p>
          </table:table-cell>
          <table:table-cell office:value-type="string" calcext:value-type="string">
            <text:p>npm i prop-types</text:p>
          </table:table-cell>
          <table:table-cell office:value-type="string" calcext:value-type="string">
            <text:p><text:a xlink:href="https://www.youtube.com/watch?v=5XKs7dvVQD8&amp;t=5850s" xlink:type="simple">https://www.youtube.com/watch?v=5XKs7dvVQD8&amp;t=5850s</text:a>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Библиотека immer</text:p>
          </table:table-cell>
          <table:table-cell/>
          <table:table-cell office:value-type="string" calcext:value-type="string">
            <text:p><text:a xlink:href="https://www.youtube.com/watch?v=_gqdE6pjhWU" xlink:type="simple">https://www.youtube.com/watch?v=_gqdE6pjhWU</text:a>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.00.0000</text:date>, <text:time style:data-style-name="N2" text:time-value="14:08:10.49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5:27:42.587000000</meta:creation-date>
    <dc:date>2021-07-26T21:54:41.398000000</dc:date>
    <meta:editing-duration>P12DT5H14M5S</meta:editing-duration>
    <meta:editing-cycles>62</meta:editing-cycles>
    <meta:generator>Trio_Office/6.2.8.2$Windows_x86 LibreOffice_project/</meta:generator>
    <meta:document-statistic meta:table-count="1" meta:cell-count="59" meta:object-count="0"/>
  </office:meta>
</office:document-meta>
</file>